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font-variant="normal" fo:text-transform="none" fo:color="#444444" style:font-name="Calibri" fo:font-size="11.25pt" fo:letter-spacing="normal" fo:font-style="normal" fo:font-weight="normal"/>
    </style:style>
    <style:style style:name="T4" style:family="text">
      <style:text-properties fo:font-variant="normal" fo:text-transform="none" fo:color="#444444" style:font-name="Calibri" fo:font-size="11.25pt" fo:letter-spacing="normal" fo:font-style="normal" fo:font-weight="bold" style:font-weight-asian="bold" style:font-weight-complex="bold"/>
    </style:style>
    <style:style style:name="T5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ndi 8 juin : compte rendu</text:p>
      <text:p text:style-name="Standard"/>
      <text:p text:style-name="Standard"><text:span text:style-name="T1">Pour le filtre + bouton « ajouter au panier » + détail produit à droite</text:span> : j'ai donner mon mp et mon id au sav de hikashop normalement ils s'en occupent. </text:p>
      <text:p text:style-name="Standard"/>
      <text:p text:style-name="Standard"><text:span text:style-name="T1">Pour les photos des produits plus gros</text:span> : c'est fait j'ai mis 300 / 150 . J'ai grossi les miniatures aussi Tu me diras ce que tu en penses.</text:p>
      <text:p text:style-name="Standard"/>
      <text:p text:style-name="Standard"><text:span text:style-name="T1">Pour personnalisé la page d'erreur 404</text:span> : J'ai trouvé une solution mais elle est risqué. <text:a xlink:type="simple" xlink:href="https://docs.joomla.org/Creating_a_Custom_404_Error_Page/fr" text:style-name="Internet_20_link" text:visited-style-name="Visited_20_Internet_20_Link">https://docs.joomla.org/Creating_a_Custom_404_Error_Page/fr</text:a><text:span text:style-name="T2"> ( a voir )</text:span></text:p>
      <text:p text:style-name="P1"/>
      <text:p text:style-name="Standard"><text:span text:style-name="T4">sur la catégorie conseil les articles en liste sur 1 colonne et non 2 + un pouvoir rechercher</text:span><text:span text:style-name="T3"> </text:span><text:span text:style-name="T2">: </text:span><text:span text:style-name="T5">c'est fait</text:span></text:p>
      <text:p text:style-name="P2"/>
      <text:p text:style-name="Standard"><text:span text:style-name="T4">sur la catégorie recettes et ateliers <text:s/>les photos sont trop petites et le titre encore trop grand </text:span><text:span text:style-name="T5">: pas encore trouvé mais c'est possible. </text:span></text:p>
      <text:p text:style-name="P2"/>
      <text:p text:style-name="P2"/>
      <text:p text:style-name="P2">Je continue le reste demain. Si tu vois un point plus urgent que les autres, tu me le rappelle . J'arriverai à 8h30.</text:p>
      <text:p text:style-name="P2"/>
      <text:p text:style-name="P2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a carriere</meta:initial-creator>
    <meta:creation-date>2015-06-08T14:46:24.09</meta:creation-date>
    <dc:date>2016-06-07T10:30:23.90</dc:date>
    <dc:creator>Flora Carriere</dc:creator>
    <meta:editing-duration>PT2M41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7" meta:word-count="154" meta:character-count="837"/>
  </office:meta>
</office:document-meta>
</file>